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Italic" svg:font-family="'Calibri,BoldItalic'"/>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style:use-window-font-color="true" style:text-outline="false" style:font-name="ArialMT" fo:font-size="12pt" fo:letter-spacing="normal" style:letter-kerning="false" style:font-name-asian="ArialMT" style:font-size-asian="12pt" style:font-name-complex="ArialMT" style:font-size-complex="12pt"/>
    </style:style>
    <style:style style:name="P2" style:family="paragraph" style:parent-style-name="Text_20_body">
      <style:text-properties style:use-window-font-color="true" style:text-outline="false" style:font-name="ArialMT" fo:font-size="12pt" fo:letter-spacing="normal" style:letter-kerning="false" style:font-name-asian="ArialMT" style:font-size-asian="12pt" style:font-name-complex="ArialMT" style:font-size-complex="12pt"/>
    </style:style>
    <style:style style:name="T1" style:family="text">
      <style:text-properties style:font-name="Calibri,BoldItalic" fo:font-size="12pt"/>
    </style:style>
    <style:style style:name="T2" style:family="text">
      <style:text-properties style:use-window-font-color="true" style:text-outline="false" style:font-name="ArialMT" fo:font-size="12pt" fo:letter-spacing="normal" style:letter-kerning="false" style:font-name-asian="ArialMT" style:font-size-asian="12pt" style:font-name-complex="ArialMT" style:font-size-complex="12pt"/>
    </style:style>
    <style:style style:name="T3" style:family="text">
      <style:text-properties fo:font-variant="normal" fo:text-transform="none" style:use-window-font-color="true" style:text-outline="false" style:font-name="ArialMT" fo:font-size="12pt" fo:letter-spacing="normal" fo:font-style="normal" fo:font-weight="normal" style:letter-kerning="false" style:font-name-asian="ArialMT" style:font-size-asian="12pt" style:font-name-complex="ArialM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Best Practice-Beispiele von Informationsmanagement an Hochschulen</text:h>
      <text:p text:style-name="Text_20_body">Wie im Leitbild für ein Informationsmanagement der Universität Kassel festgestellt wird, gibt es für die Organisation der Informationsmanagements in Hochschulen keinen Königsweg. Die Lösungen der Best Practice-Hochschulen seien „vielfältig und hängen von den strategischen Zielen der Hochschule, ihrem Fächerspektrum, ihrer Größe und Pfadabhängigkeiten aus organisatorischen Entscheidungen der Vergangenheit ab.“<text:note text:id="ftn1" text:note-class="footnote"><text:note-citation>1</text:note-citation><text:note-body><text:p text:style-name="Footnote">https://www.uni-kassel.de/intranet/fileadmin/datas/intranet/aktuelles/laufende_projekte/Konzept_Informationsmanagement_Senatsfassung.pdf</text:p></text:note-body></text:note> Um festzustellen, wie diese vielfältigen Implementierungen in der Praxis aussehen können soll hier anhand einiger Beispiele gezeigt werden, ob und wie andere Hochschulen die aktuellen Trends im Informationsmanagement umsetzen.</text:p>
      <text:h text:style-name="Heading_20_2" text:outline-level="2">1.1<text:tab/>Betrachtete Hochschulen</text:h>
      <text:p text:style-name="Text_20_body">Diese Betrachtung konzentriert sich auf vier Hochschulen, die im Leitbild für ein Informationsmanagement der Universität Kassel als Best Practice-Hochschulen genannt werden: Die Westfälische Wilhelms-Universität (WWU) in Münster, die Technische Universität Dortmund, das <text:s/><text:span text:style-name="T2">Karlsruher Institut für Technologie und die Universität Ulm.</text:span></text:p>
      <text:h text:style-name="Heading_20_2" text:outline-level="2">1.1.1<text:tab/>WWU Münster</text:h>
      <text:p text:style-name="Text_20_body">Die WWU in Münster ist mit über 40.000 Studierenden<text:note text:id="ftn2" text:note-class="footnote"><text:note-citation>2</text:note-citation><text:note-body><text:p text:style-name="Footnote">http://www.uni-muenster.de/profil/index.shtml</text:p></text:note-body></text:note> die Größte der hier betrachteten Hochschulen. In Münster wurde bereits „2003 der IKM-Service institutionalisiert“<text:note text:id="ftn3" text:note-class="footnote"><text:note-citation>3</text:note-citation><text:note-body><text:p text:style-name="Footnote">Bode 2010, Seite 47</text:p></text:note-body></text:note> um „den Anforderungen an ein integriertes Informationsmanagement im Überlappungsfeld von Information, Kommunikation und Medien (IKM)“<text:note text:id="ftn4" text:note-class="footnote"><text:note-citation>4</text:note-citation><text:note-body><text:p text:style-name="Footnote">Bode 2010, Seite 47</text:p></text:note-body></text:note> gerecht zu werden. „In diesem Rahmen wurde das Projekt <text:soft-page-break/>Münster Information System for Research and Organization (MIRO) entwickelt“<text:note text:id="ftn5" text:note-class="footnote"><text:note-citation>5</text:note-citation><text:note-body><text:p text:style-name="Footnote">Bode 2010, Seite 47</text:p></text:note-body></text:note>, das „über 5 Jahre vor allem mit der Bereitstellung von wissenschaftlichem Personal gefördert“<text:note text:id="ftn6" text:note-class="footnote"><text:note-citation>6</text:note-citation><text:note-body><text:p text:style-name="Footnote">Vogl 2013, Seite 7</text:p></text:note-body></text:note> wurde und „nach einer Verlängerung auf sechs Jahre am 31.12.2011 zu Ende“<text:note text:id="ftn7" text:note-class="footnote"><text:note-citation>7</text:note-citation><text:note-body><text:p text:style-name="Footnote">Vogl 2013, Seite 1</text:p></text:note-body></text:note> ging.</text:p>
      <text:p text:style-name="Text_20_body">Besonders relevant ist das Projekt MIRO, weil es ein explizites Ziel des Projektes war, „anderen Hochschulstandorten beispielhaft einen Rahmen aufzeigen, den diese auch ohne DFG-Förderung individuell anwenden oder nachnutzen konnten.“<text:note text:id="ftn8" text:note-class="footnote"><text:note-citation>8</text:note-citation><text:note-body><text:p text:style-name="Footnote">Vogl 2013, Seite 6</text:p></text:note-body></text:note></text:p>
      <text:p text:style-name="Text_20_body">Bei Betrachtung der Erkenntnisse aus Projekt MIRO sollte jedoch immer beachtet werden, dass die Anforderungen einer Universität der Größe der WWU Münster nicht unbedingt ohne weiteres auf kleinere Hochschulen übertragbar sind.</text:p>
      <text:h text:style-name="Heading_20_2" text:outline-level="2">1.1.2<text:tab/>TU Dortmund</text:h>
      <text:p text:style-name="Text_20_body">Die Technische Universität Dortmund ist mit rund 32.800 Studierenden<text:note text:id="ftn9" text:note-class="footnote"><text:note-citation>9</text:note-citation><text:note-body><text:p text:style-name="Footnote">http://www.tu-dortmund.de/uni/Uni/Profil/index.html</text:p></text:note-body></text:note> nur unwesentlich kleiner als die WWU Münster. In Dortmund gibt es das IT &amp; Medien Centrum (ITMC), das sich als „ganzheitlichen Dienstleister für IT-Aufgaben der Technischen Universität Dortmund“<text:note text:id="ftn10" text:note-class="footnote"><text:note-citation>10</text:note-citation><text:note-body><text:p text:style-name="Footnote">http://www.itmc.uni-dortmund.de/beritmc/ueber-itmc.html</text:p></text:note-body></text:note> versteht. Dieser ist aus dem Hochschulrechenzentrum und dem Medienzentrum mit dem Ziel entstanden,<text:span text:style-name="T2"> „die IT-Kompetenzen der zentralen Einrichtungen zu stärken“</text:span><text:span text:style-name="T2"><text:note text:id="ftn11" text:note-class="footnote"><text:note-citation>11</text:note-citation><text:note-body><text:p text:style-name="Footnote">http://www.itmc.uni-dortmund.de/beritmc/ueber-itmc.html</text:p></text:note-body></text:note></text:span></text:p>
      <text:h text:style-name="P1" text:outline-level="2">1.1.3<text:tab/>Karlsruher Institut für Technologie </text:h>
      <text:p text:style-name="Text_20_body"><text:span text:style-name="T2">Das Karlsruher Institut für Technologie (KIT) mit über 24.000 Studierenden</text:span><text:span text:style-name="T2"><text:note text:id="ftn12" text:note-class="footnote"><text:note-citation>12</text:note-citation><text:note-body><text:p text:style-name="Footnote">http://www.kit.edu/kit/daten.php</text:p></text:note-body></text:note></text:span><text:span text:style-name="T2"> wurde im Jahr 2009</text:span><text:span text:style-name="T2"><text:note text:id="ftn13" text:note-class="footnote"><text:note-citation>13</text:note-citation><text:note-body><text:p text:style-name="Footnote">http://www.kit.edu/kit/daten.php</text:p></text:note-body></text:note></text:span><text:span text:style-name="T2"> durch den Zusammenschluss der Universität Karlsruhe mit dem Forschungszentrum Karlsruhe gegründet</text:span><text:span text:style-name="T2"><text:note text:id="ftn14" text:note-class="footnote"><text:note-citation>14</text:note-citation><text:note-body><text:p text:style-name="Footnote">http://www.kit.edu/kit/geschichte.php</text:p></text:note-body></text:note></text:span><text:span text:style-name="T2">.</text:span></text:p>
      <text:p text:style-name="P2">Am KIT verfolgte das Projekt Karlsruher Integriertes InformationsManagement </text:p>
      <text:p text:style-name="Text_20_body"><text:soft-page-break/><text:span text:style-name="T2"><text:s/>(KIM), „durch Schaffung effizienter organisatorischer Koordinierungs-, Kompetenz- und Servicestrukturen die Zusammenarbeit zwischen den verschiedenen Einrichtungen des KIT optimieren, Entscheidungswege verkürzen und die Konsistenz der Geschäftsprozesse erhöhen.“</text:span><text:span text:style-name="T2"><text:note text:id="ftn15" text:note-class="footnote"><text:note-citation>15</text:note-citation><text:note-body><text:p text:style-name="Footnote">http://kim.cio.kit.edu</text:p></text:note-body></text:note></text:span></text:p>
      <text:p text:style-name="Text_20_body"><text:span text:style-name="T2">Im Rahmen dieses Projektes wurde ein Ausschuss für Informationsversorgung und -verarbeitung (AIV) eingerichtet, sowie das Medien- und IV-Service-Centrum Karlsruhe (MICK) gegründet, das die Kompetenzen und Ressourcen des Rechenzentrums, der Universitätsbibliothek, der Medieneinrichtungen und der Verwaltung virtuell zusammenführen soll</text:span><text:span text:style-name="T2"><text:note text:id="ftn16" text:note-class="footnote"><text:note-citation>16</text:note-citation><text:note-body><text:p text:style-name="Footnote">https://kim.cio.kit.edu/downloads/KIM_UniKaTH061.pdf</text:p></text:note-body></text:note></text:span><text:span text:style-name="T2">.</text:span></text:p>
      <text:h text:style-name="P1" text:outline-level="2">1.1.4<text:tab/>Universität Ulm</text:h>
      <text:p text:style-name="Text_20_body"><text:span text:style-name="T2">Die Universität Ulm ist mit über 10.000 Studierenden</text:span><text:span text:style-name="T2"><text:note text:id="ftn17" text:note-class="footnote"><text:note-citation>17</text:note-citation><text:note-body><text:p text:style-name="Footnote">http://www.uni-ulm.de/universitaet.html</text:p></text:note-body></text:note></text:span><text:span text:style-name="T2"> die kleinste der im „Leitbild für ein Informationsmanagement der Universität Kassel“ genannten Best Practice-Hochschulen. In Ulm werden im Kommunikations- und Informationszentrum (kiz) „die Kompetenzen rund um die Informations- und Kommunikationsversorgung der Universität gebündelt.“</text:span><text:span text:style-name="T2"><text:note text:id="ftn18" text:note-class="footnote"><text:note-citation>18</text:note-citation><text:note-body><text:p text:style-name="Footnote">https://www.uni-ulm.de/einrichtungen/kiz/wir-ueber-uns.html</text:p></text:note-body></text:note></text:span><text:span text:style-name="T2">, wobei das kiz die Servicebereich Bibliothek, Informationstechnik und Medien umfasst</text:span><text:span text:style-name="T2"><text:note text:id="ftn19" text:note-class="footnote"><text:note-citation>19</text:note-citation><text:note-body><text:p text:style-name="Footnote">https://www.uni-ulm.de/einrichtungen/kiz.html</text:p></text:note-body></text:note></text:span></text:p>
      <text:h text:style-name="Heading_20_2" text:outline-level="2">1.2<text:tab/>Umsetzung der Trends in den betrachteten Hochschulen</text:h>
      <text:h text:style-name="P1" text:outline-level="2">1.2.1<text:tab/>Zentralisierung / Integration</text:h>
      <text:p text:style-name="P2">Alle betrachteten Hochschulen integrieren mehrere Bestandteile unter einer (oft neu gegründeten) Dachorganisation. Typische Bestandteile dieser Dachorganisation sind das Rechenzentrum, die Bibliothek und die Verwaltung.</text:p>
      <text:p text:style-name="Text_20_body"><text:span text:style-name="T2">An der WWU Münster ist der IKM-Service (Information, Kommunikation und Medien) diese Dachorganisation</text:span><text:span text:style-name="T2"><text:note text:id="ftn20" text:note-class="footnote"><text:note-citation>20</text:note-citation><text:note-body><text:p text:style-name="Footnote">http://www.uni-muenster.de/Rektorat/ikm/index.html</text:p></text:note-body></text:note></text:span><text:span text:style-name="T2">. Dieser bestand bereits vor dem Projekt MIRO</text:span><text:span text:style-name="T2"><text:note text:id="ftn21" text:note-class="footnote"><text:note-citation>21</text:note-citation><text:note-body><text:p text:style-name="Footnote">Vogl 2013, Seite 8</text:p></text:note-body></text:note></text:span><text:span text:style-name="T2"> </text:span><text:soft-page-break/><text:span text:style-name="T2">und wurde als Rahmen für dieses Verwendet</text:span><text:span text:style-name="T2"><text:note text:id="ftn22" text:note-class="footnote"><text:note-citation>22</text:note-citation><text:note-body><text:p text:style-name="Footnote">Bode 2010, Seite 47</text:p></text:note-body></text:note></text:span><text:span text:style-name="T2">. Der IKM-Service besteht konkret aus dem Zentrum für Informationsverarbeitung (ZIV), der Universitäts- und Landesbibliothek (ULB) und der Universitätsverwaltung (UniV). Er „bündelt die an der WWU vorhandenen Kompetenzen im Bereich Informationsbereitstellung und –Verarbeitung in einem virtuellen Verbund mit kooperativer Leitung“</text:span><text:span text:style-name="T2"><text:note text:id="ftn23" text:note-class="footnote"><text:note-citation>23</text:note-citation><text:note-body><text:p text:style-name="Footnote">http://www.uni-muenster.de/Rektorat/ikm/index.html</text:p></text:note-body></text:note></text:span><text:span text:style-name="T2">. Der IKM-Lenkungsausschuss, der sich „aus den Leitungen der beteiligten Einrichtungen sowie dem Prorektor für strategische Planung und Qualitätssicherung“ zusammensetzt koordiniert die Zusammenarbeit der Bereiche.</text:span><text:span text:style-name="T2"><text:note text:id="ftn24" text:note-class="footnote"><text:note-citation>24</text:note-citation><text:note-body><text:p text:style-name="Footnote">http://www.uni-muenster.de/Rektorat/ikm/index.html</text:p></text:note-body></text:note></text:span><text:span text:style-name="T2"> </text:span></text:p>
      <text:p text:style-name="Text_20_body"><text:span text:style-name="T2">Das ITMC an der TU Dortmund ist unter den betrachteten Dachorganisationen die am wenigsten breit aufgestellte und besteht aus dem Hochschulrechenzentrum und dem Medienzentrum.</text:span><text:span text:style-name="T2"><text:note text:id="ftn25" text:note-class="footnote"><text:note-citation>25</text:note-citation><text:note-body><text:p text:style-name="Footnote">http://www.itmc.uni-dortmund.de/beritmc/ueber-itmc.html</text:p></text:note-body></text:note></text:span></text:p>
      <text:p text:style-name="Text_20_body"><text:span text:style-name="T2">Das MICK im KIT setzt sich aus dem Rechenzentrum, der Universitätsbibliothek, den Medieneinrichtungen und der Verwaltung zusammen.</text:span><text:span text:style-name="T2"><text:note text:id="ftn26" text:note-class="footnote"><text:note-citation>26</text:note-citation><text:note-body><text:p text:style-name="Footnote">https://kim.cio.kit.edu/downloads/KIM_UniKaTH061.pdf</text:p></text:note-body></text:note></text:span><text:span text:style-name="T2"> Die Aufgabe des MICK ist es, „umzusetzen, was der Ausschuss für Informationsversorgung empfiehlt“.</text:span><text:span text:style-name="T2"><text:note text:id="ftn27" text:note-class="footnote"><text:note-citation>27</text:note-citation><text:note-body><text:p text:style-name="Footnote">https://kim.cio.kit.edu/downloads/KIM_UniKaTH061.pdf</text:p></text:note-body></text:note></text:span></text:p>
      <text:p text:style-name="Text_20_body"><text:span text:style-name="T2">Das kiz an der Universität Ulm integriert IT-Dienste, Medien-Dienste und Bibliotheks-Dienste unter einer gemeinsamen Leitung</text:span><text:span text:style-name="T2"><text:note text:id="ftn28" text:note-class="footnote"><text:note-citation>28</text:note-citation><text:note-body><text:p text:style-name="Footnote">https://www.uni-ulm.de/einrichtungen/kiz/wir-ueber-uns.html</text:p></text:note-body></text:note></text:span><text:span text:style-name="T2">. Außerdem war „der EDV-Betrieb der Verwaltung schon immer im Universitätsrechenzentrum und nicht in einer eigenen EDV-Abteilung angesiedelt. Dieser Aufgabenbereich wurde nach der Auflösung des Rechenzentrums vom kiz übernommen.“</text:span><text:span text:style-name="T2"><text:note text:id="ftn29" text:note-class="footnote"><text:note-citation>29</text:note-citation><text:note-body><text:p text:style-name="Footnote">https://www.uni-ulm.de/einrichtungen/kiz/it/dienste-fuer-die-verwaltung.html</text:p></text:note-body></text:note></text:span></text:p>
      <text:h text:style-name="P1" text:outline-level="2">1.2.2<text:tab/>Standardisierung / SOA</text:h>
      <text:p text:style-name="Text_20_body"><text:span text:style-name="T2">In Münster wurde im Zuge von Projekt MIRO eine „einheitliche Architektur innerhalb der IT-Komponenten“ angestrebt und als ein „Ansatz zur Erreichung dieses Zieles“ eine „Serviceorientierte Architektur (SOA)“</text:span><text:span text:style-name="T2"><text:note text:id="ftn30" text:note-class="footnote"><text:note-citation>30</text:note-citation><text:note-body><text:p text:style-name="Footnote">Bode 2010, Seite 51</text:p></text:note-body></text:note></text:span><text:span text:style-name="T2"> umgesetzt. Als Gründe für die Einführung einer SOA werden Flexibilisierung, Kostenreduktion und </text:span><text:soft-page-break/><text:span text:style-name="T2">Erhöhung der Wiederverwendbarkeit von IT-Prozessen</text:span><text:span text:style-name="T2"><text:note text:id="ftn31" text:note-class="footnote"><text:note-citation>31</text:note-citation><text:note-body><text:p text:style-name="Footnote">Bode 2010, Seite 51</text:p></text:note-body></text:note></text:span><text:span text:style-name="T2"> genannt. Technisch wird die Informationsinfrastruktur über Server- und Storage-Virtualisierung umgesetzt, da hierdurch eine „flexible und kurzfristige Provisionierung von Komponenten“</text:span><text:span text:style-name="T2"><text:note text:id="ftn32" text:note-class="footnote"><text:note-citation>32</text:note-citation><text:note-body><text:p text:style-name="Footnote">Bode 2010, Seite 52</text:p></text:note-body></text:note></text:span><text:span text:style-name="T2"> ermöglicht wird. MIRO befasst sich in erster Linie mit der „Schaffung einer Infrastruktur für die Nutzung und Verwaltung von (Web-) Services“</text:span><text:span text:style-name="T2"><text:note text:id="ftn33" text:note-class="footnote"><text:note-citation>33</text:note-citation><text:note-body><text:p text:style-name="Footnote">Bode 2010, Seite 52</text:p></text:note-body></text:note></text:span><text:span text:style-name="T2">, es werden jedoch „generell jede Art von Web-Procedure-Calls (HTTP-Aufrufe, REST-Services etc.) unterstützt.“</text:span><text:span text:style-name="T2"><text:note text:id="ftn34" text:note-class="footnote"><text:note-citation>34</text:note-citation><text:note-body><text:p text:style-name="Footnote">Bode 2010, Seite 52</text:p></text:note-body></text:note></text:span></text:p>
      <text:p text:style-name="Text_20_body"><text:span text:style-name="T2">In Karlsruhe ist ein Fokus des Projektes KIM die „technologische Umsetzung einer integrierten Service Orientierten Architektur (iSOA). Hierbei handelt es sich um eine auf Webservices basierende Softwaretechnologie zur Realisierung von Dienstleistungen, bei der die Geschäftsprozesse im Vordergrund stehen“</text:span><text:span text:style-name="T2"><text:note text:id="ftn35" text:note-class="footnote"><text:note-citation>35</text:note-citation><text:note-body><text:p text:style-name="Footnote">http://kim.cio.kit.edu/164.php</text:p></text:note-body></text:note></text:span><text:span text:style-name="T2">.</text:span></text:p>
      <text:p text:style-name="Text_20_body"><text:span text:style-name="T2">Wie auch in Münster steht im Vordergrund, durch flexiblere IT-Strukturen die Kosteneffizienz und Transparenz zu erhöhen und zu einer Beschleunigung der Bearbeitungsprozesse zu führen</text:span><text:span text:style-name="T2"><text:note text:id="ftn36" text:note-class="footnote"><text:note-citation>36</text:note-citation><text:note-body><text:p text:style-name="Footnote">http://kim.cio.kit.edu/164.php</text:p></text:note-body></text:note></text:span><text:span text:style-name="T2">.</text:span></text:p>
      <text:p text:style-name="Text_20_body"><text:span text:style-name="T2">Ein explizites Ziel der Serviceorientierten Architektur ist, dass die „heterogene IT-Landschaft der Fakultäten und Einrichtungen [...] erhalten bleiben und durch einen auf der Web Service Architecture (WSA) basierenden Ansatz zu einem homogenen und hochflexiblen Ganzen zusammengefügt werden“</text:span><text:span text:style-name="T2"><text:note text:id="ftn37" text:note-class="footnote"><text:note-citation>37</text:note-citation><text:note-body><text:p text:style-name="Footnote">http://kim.cio.kit.edu/164.php</text:p></text:note-body></text:note></text:span><text:span text:style-name="T2"> kann.</text:span></text:p>
      <text:h text:style-name="P1" text:outline-level="2">1.2.3 Nutzerorientierung und Serviceorientierung</text:h>
      <text:p text:style-name="Text_20_body"><text:span text:style-name="T2">Eines der obersten Prinzipien bei der Umsetzung des Projekt MIRO an der WWU Münster war „von Beginn an die konsequente Ausrichtung der Dienstleistungen am Bedarf der Nutzer“</text:span><text:span text:style-name="T2"><text:note text:id="ftn38" text:note-class="footnote"><text:note-citation>38</text:note-citation><text:note-body><text:p text:style-name="Footnote">Vogl 2013, Seite 19</text:p></text:note-body></text:note></text:span><text:span text:style-name="T2">. An dieser dedizierten Nutzerorientierung führt die Universität auch zurück, dass „ein so umfassendes Projekt wie MIRO bereits von Beginn an wesentliche Ergebnisse generieren konnte und nicht nur auf dem Campus der WWU Anerkennung erzielte“</text:span><text:span text:style-name="T2"><text:note text:id="ftn39" text:note-class="footnote"><text:note-citation>39</text:note-citation><text:note-body><text:p text:style-name="Footnote">Vogl 2013, Seite 19</text:p></text:note-body></text:note></text:span><text:span text:style-name="T2"> Hierfür wurden u.a. „Ergebnisse </text:span><text:soft-page-break/><text:span text:style-name="T2">ausgewählter Umfragen speziell unter dem Aspekt Informationsverhalten und -bedarf analysiert“</text:span><text:span text:style-name="T2"><text:note text:id="ftn40" text:note-class="footnote"><text:note-citation>40</text:note-citation><text:note-body><text:p text:style-name="Footnote">Vogl 2013, Seite 19</text:p></text:note-body></text:note></text:span><text:span text:style-name="T2"> sowie „Bedarfsanalysengespräche mit Wissenschaftlern unterschiedlicher Fachbereiche und Institute geführt“ um „den Status quo im Umgang mit wissenschaftlichen und organisatorischen Informationen [...] zu erfassen“</text:span><text:span text:style-name="T2"><text:note text:id="ftn41" text:note-class="footnote"><text:note-citation>41</text:note-citation><text:note-body><text:p text:style-name="Footnote">Vogl 2013, Seiten 19,20</text:p></text:note-body></text:note></text:span><text:span text:style-name="T2"> und „Bedarfe und Verbesserungspotentiale aufzuspüren“</text:span><text:span text:style-name="T2"><text:note text:id="ftn42" text:note-class="footnote"><text:note-citation>42</text:note-citation><text:note-body><text:p text:style-name="Footnote">Vogl 2013, Seite 20</text:p></text:note-body></text:note></text:span><text:span text:style-name="T2">.</text:span></text:p>
      <text:p text:style-name="Text_20_body"><text:span text:style-name="T2">Der Beirat des ITMC an der TU Dortmund wurde explizit eingerichtet, um „Nutzerorientierung zu gewährleisten“</text:span><text:span text:style-name="T2"><text:note text:id="ftn43" text:note-class="footnote"><text:note-citation>43</text:note-citation><text:note-body><text:p text:style-name="Footnote">http://www.itmc.uni-dortmund.de/beritmc/ueber-itmc/beirat-des-itmc.html</text:p></text:note-body></text:note></text:span><text:span text:style-name="T2">. Als „zentrale Anlaufstelle für alle Fragen rund um die Dienstleistungen des ITMC“</text:span><text:span text:style-name="T2"><text:note text:id="ftn44" text:note-class="footnote"><text:note-citation>44</text:note-citation><text:note-body><text:p text:style-name="Footnote">http://www.itmc.uni-dortmund.de/dienste/support-weiterbildung/service-desk.html</text:p></text:note-body></text:note></text:span><text:span text:style-name="T2"> gibt es den Service Desk, der einen umfangreichen Dienstleistungskatalog bereitstellt</text:span><text:span text:style-name="T2"><text:note text:id="ftn45" text:note-class="footnote"><text:note-citation>45</text:note-citation><text:note-body><text:p text:style-name="Footnote">http://www.itmc.uni-dortmund.de/component/phocadownload/category/158-ordnungen-und-regelungen.html?download=637:dienstleistungskatalog</text:p></text:note-body></text:note></text:span><text:span text:style-name="T2">. Dort sind auch die Service Level definiert, wobei <text:s/>die Systeme 24x7 (ausgenommen definierte Zeitfenster für Wartungsarbeiten) und der Support 8x5 zur Verfügung stehen</text:span><text:span text:style-name="T2"><text:note text:id="ftn46" text:note-class="footnote"><text:note-citation>46</text:note-citation><text:note-body><text:p text:style-name="Footnote"><text:a xlink:type="simple" xlink:href="http://www.itmc.uni-dortmund.de/component/phocadownload/category/158-ordnungen-und-regelungen.html?download=637:dienstleistungskatalog" text:style-name="Internet_20_link" text:visited-style-name="Visited_20_Internet_20_Link">http://www.itmc.uni-dortmund.de/component/phocadownload/category/158-ordnungen-und-regelungen.html?download=637:dienstleistungskatalog</text:a>, Seite7</text:p></text:note-body></text:note></text:span><text:span text:style-name="T2">.</text:span></text:p>
      <text:p text:style-name="Text_20_body"><text:span text:style-name="T2">Für das Projekt KIM-CM (KIM Campus Management), einem Teilprojekt von Projekt KIM in Karlsruhe gehörte es zu den zentralen Projektgrundsätzen, „alle Anspruchsgruppen im Rahmen von Facharbeitsgruppen und dem Studierenden-Arbeitskreis in das Projekt“</text:span><text:span text:style-name="T2"><text:note text:id="ftn47" text:note-class="footnote"><text:note-citation>47</text:note-citation><text:note-body><text:p text:style-name="Footnote">http://kim.cio.kit.edu/516.php</text:p></text:note-body></text:note></text:span><text:span text:style-name="T2"> einzubeziehen, „so dass die neue Software bestmöglich an den Bedürfnissen aller Anwender und Nutzer ausgerichtet wird. Das Projekt KIM-CM zielt auf eine Optimierung aller Geschäftsabläufe, so dass alle betroffenen Gruppen davon profitieren.“</text:span><text:span text:style-name="T2"><text:note text:id="ftn48" text:note-class="footnote"><text:note-citation>48</text:note-citation><text:note-body><text:p text:style-name="Footnote">http://kim.cio.kit.edu/516.php</text:p></text:note-body></text:note></text:span></text:p>
      <text:h text:style-name="P1" text:outline-level="2">1.2.4<text:tab/>CIO-Konzept</text:h>
      <text:p text:style-name="Text_20_body"><text:span text:style-name="T2">In Münster gibt es keine Einzelperson als CIO. Stattdessen „wurde als Steuerungsgremium der IV-Lenkungsausschuss (IV-L) initiiert“</text:span><text:span text:style-name="T2"><text:note text:id="ftn49" text:note-class="footnote"><text:note-citation>49</text:note-citation><text:note-body><text:p text:style-name="Footnote">Bode 2010, Seite 59</text:p></text:note-body></text:note></text:span><text:span text:style-name="T2">, der „direkt dem Rektorat zugeordnet“</text:span><text:span text:style-name="T2"><text:note text:id="ftn50" text:note-class="footnote"><text:note-citation>50</text:note-citation><text:note-body><text:p text:style-name="Footnote">Bode 2010, Seite 59</text:p></text:note-body></text:note></text:span><text:span text:style-name="T2"> ist. Dessen Aufgaben sind „u.a. die Sicherung des nutzergerechten und wirtschaftlichen Betriebs des Gesamtsystems und die </text:span><text:soft-page-break/><text:span text:style-name="T2">Festlegung sowie Kontrolle von Zielen und Aufgaben auf zentraler und dezentraler Ebene.“</text:span><text:span text:style-name="T2"><text:note text:id="ftn51" text:note-class="footnote"><text:note-citation>51</text:note-citation><text:note-body><text:p text:style-name="Footnote">Vogl 2013, Seite 9</text:p></text:note-body></text:note></text:span><text:span text:style-name="T2"> Damit ist der IV-L „dem CIO von Unternehmen vergleichbar, dabei allerdings gut an die Gegebenheiten der Universität angepasst.“</text:span><text:span text:style-name="T2"><text:note text:id="ftn52" text:note-class="footnote"><text:note-citation>52</text:note-citation><text:note-body><text:p text:style-name="Footnote">Bode 2010, Seite 60</text:p></text:note-body></text:note></text:span></text:p>
      <text:p text:style-name="Text_20_body"><text:span text:style-name="T2">Der IV-L setzt sich zusammen aus dem Rektor/der Rektorin oder einem Prorektor/einer Prorektorin, dem Kanzler/der Kanzlerin, dem oder der Vorsitzenden der IV-Kommission, der Leiterin oder dem Leiter des IV-Zentrums sowie der Leiterin oder dem Leiter der ULB, sowie drei weiteren Mitgliedern und deren Stellvertreterinnen und Stellvertreter.</text:span><text:span text:style-name="T2"><text:note text:id="ftn53" text:note-class="footnote"><text:note-citation>53</text:note-citation><text:note-body><text:p text:style-name="Footnote">http://www.uni-muenster.de/wwu/leitung/ausschuesse/iv-lenkung.shtml</text:p></text:note-body></text:note></text:span><text:span text:style-name="T2"> Er trifft sich zweimal pro Semester</text:span><text:span text:style-name="T2"><text:note text:id="ftn54" text:note-class="footnote"><text:note-citation>54</text:note-citation><text:note-body><text:p text:style-name="Footnote">http://www.uni-muenster.de/wwu/leitung/ausschuesse/iv-lenkung.shtml</text:p></text:note-body></text:note></text:span><text:span text:style-name="T2">.</text:span></text:p>
      <text:p text:style-name="Text_20_body"><text:span text:style-name="T2">An der TU Dortmund erfüllt der Leiter des ITMC die Funktion des CIO.</text:span><text:span text:style-name="T2"><text:note text:id="ftn55" text:note-class="footnote"><text:note-citation>55</text:note-citation><text:note-body><text:p text:style-name="Footnote"><text:a xlink:type="simple" xlink:href="http://www.tu-dortmund.de/uni/Uni/Zahlen__Daten__Fakten/Statistik/Publikationen/Jahrbuch/Jahrbuch_2009__kl.pdf" text:style-name="Internet_20_link" text:visited-style-name="Visited_20_Internet_20_Link">http://www.tu-dortmund.de/uni/Uni/Zahlen__Daten__Fakten/Statistik/Publikationen/Jahrbuch/Jahrbuch_2009__kl.pdf</text:a>, Seite 37</text:p></text:note-body></text:note></text:span><text:span text:style-name="T2"> Außerdem gibt es den Beirat des ITMC, der mindestens zweimal pro Jahr tagt</text:span> und Stellung zu dem Entwicklungskonzept des ITMC, der Budgetplanung für das ITMC, dem Dienstleistungskatalog, der Zielvereinbarung und dem Jahresbericht nimmt<text:note text:id="ftn56" text:note-class="footnote"><text:note-citation>56</text:note-citation><text:note-body><text:p text:style-name="Footnote">http://www.itmc.uni-dortmund.de/beritmc/ueber-itmc/beirat-des-itmc.html</text:p></text:note-body></text:note>.</text:p>
      <text:p text:style-name="Text_20_body"><text:span text:style-name="T2">Auch in Karlsruhe gibt es einen CIO. Dieser „</text:span><text:span text:style-name="T3">ist KIT-weit für die technische, organisatorische und nutzungsrechtliche Integration und Koordination aller Aktivitäten in den Bereichen Information und Kommunikation zuständig.“</text:span><text:span text:style-name="T3"><text:note text:id="ftn57" text:note-class="footnote"><text:note-citation>57</text:note-citation><text:note-body><text:p text:style-name="Footnote">http://www.kit.edu/cio/index.php</text:p></text:note-body></text:note></text:span></text:p>
      <text:p text:style-name="P2">In Ulm gibt <text:s/>es die Position des CIO nicht, aufgrund der starken Integration der unterschiedlichen Informationsdienste kann aber wohl davon ausgegangen werden, dass die Leitung des kiz einen Großteil der Aufgaben übernimmt, die in den Aufgabenbereich eines CIO fallen würden.</text:p>
      <text:h text:style-name="P1" text:outline-level="2">1.2.5<text:tab/>ITIL</text:h>
      <text:p text:style-name="P2">Die IT Infrastructure Library (ITIL) findet zwar häufig Erwähnung, nimmt jedoch in der praktischen Umsetzung des Informationsmanagements an den betrachteten Hochschulen keine wichtige Rolle ein.</text:p>
      <text:p text:style-name="Text_20_body"><text:span text:style-name="T2">An der WWU Münster war es eines der Ziele von Projekt MIRO, projektbegleitend „verschiedene Dienstleistungen zu vervollständigen und zu verbessern. Das </text:span><text:soft-page-break/><text:span text:style-name="T2">betrifft die Themen Sicherheit, System- und Netzwerkmanagement, die Einführung von Service-Levels für angebotene Dienste und eine deutlichere Strukturierung der Dienste im Sinne von ITIL (IT Infrastructure Library).“</text:span><text:span text:style-name="T2"><text:note text:id="ftn58" text:note-class="footnote"><text:note-citation>58</text:note-citation><text:note-body><text:p text:style-name="Footnote">http://www.ulb.uni-muenster.de/bibliothek/aktivitaeten/projekte/projekt_miro.html</text:p></text:note-body></text:note></text:span></text:p>
      <text:p text:style-name="Text_20_body"><text:span text:style-name="T2">An der TU Dortmund wurde 2008 für den Service Desk aus Mitteln des Landes NRW Software „mit angepassten ITIL-konformen Frameworks“</text:span><text:span text:style-name="T2"><text:note text:id="ftn59" text:note-class="footnote"><text:note-citation>59</text:note-citation><text:note-body><text:p text:style-name="Footnote">http://www.itmc.uni-dortmund.de/beritmc/dokumente/itm-update/841-nr5-servicedesk.html</text:p></text:note-body></text:note></text:span><text:span text:style-name="T2"> beschafft.</text:span></text:p>
      <text:p text:style-name="Text_20_body"><text:span text:style-name="T2">An der Universität Karlsruhe wurde 2007 ein Pilotprojekt durchgeführt.</text:span><text:span text:style-name="T2"><text:note text:id="ftn60" text:note-class="footnote"><text:note-citation>60</text:note-citation><text:note-body><text:p text:style-name="Footnote">https://indico.cern.ch/event/18714/session/32/contribution/144/material/slides/1.pdf</text:p></text:note-body></text:note></text:span></text:p>
      <text:p text:style-name="Text_20_body"><text:span text:style-name="T2">In Ulm ist ITIL von den betrachteten Universitäten am stärksten im Einsatz. Eine der Aufgaben der erst 2014 gegründeten</text:span><text:span text:style-name="T2"><text:note text:id="ftn61" text:note-class="footnote"><text:note-citation>61</text:note-citation><text:note-body><text:p text:style-name="Footnote">http://www.uni-ulm.de/index.php?id=57466</text:p></text:note-body></text:note></text:span><text:span text:style-name="T2"> Abteilung Servicemanagement und Organisation des kiz umfasst „Modellierung und Management von Service-Prozessen (insb. nach ITIL-Standard)“</text:span><text:span text:style-name="T2"><text:note text:id="ftn62" text:note-class="footnote"><text:note-citation>62</text:note-citation><text:note-body><text:p text:style-name="Footnote">http://www.uni-ulm.de/index.php?id=57466</text:p></text:note-body></text:note></text:span><text:span text:style-name="T2">.</text:span></text:p>
      <text:h text:style-name="P1" text:outline-level="2">1.3<text:tab/>Fazit</text:h>
      <text:p text:style-name="P2">Zusammenfassend lässt sich sagen, dass die betrachteten Hochschulen in der Umsetzung des Informationsmanagements zwar oft im Detail unterschiedliche Konzepte verfolgen, in einigen Punkten aber die Gemeinsamkeiten überwiegen.</text:p>
      <text:p text:style-name="P2">So setzen alle betrachteten Hochschulen auf eine gewisse Integration von Rechenzentrum, Mediendiensten und oft auch Bibliothek und Verwaltung unter einer zentralen Dachorganisation, die die unterschiedlichen Bereiche koordiniert und von einem CIO oder einem mit den normalerweise mit dem CIO assoziierten Aufgaben betrauten Ausschuss geleitet wird.</text:p>
      <text:p text:style-name="P2">Sehr hoher Wert wird generell auf die Nutzerorientierung gelegt. Oft existieren Instanzen, in deren Aufgabenbereich es explizit fällt, diese Nutzerorientierung zu gewährleisten.</text:p>
      <text:p text:style-name="P2">Um die heterogenen Anforderungen einer Universität überschaubar umsetzen zu können setzen einige der betrachteten Hochschulen auf eine Serviceorientierte Architektur.</text:p>
      <text:p text:style-name="P2">Bezüglich der Umsetzung von ITIL herrscht in den meisten betrachteten Hochschulen zwar ein gewisser Wille, dieser reicht jedoch nur selten zu einer umfangreichen praktischen Umsetz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Italic" svg:font-family="'Calibri,BoldItalic'"/>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921cm" fo:margin-bottom="0.21cm"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921cm" fo:margin-bottom="0.21cm"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paragraph-properties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number:date-style style:name="N37" number:automatic-order="true">
      <number:year/>
      <number:text>/</number:text>
      <number:month number:style="long"/>
      <number:text>/</number:text>
      <number:day number:style="long"/>
    </number:date-style>
  </office:automatic-styles>
  <office:master-styles>
    <style:master-page style:name="Standard" style:page-layout-name="Mpm1">
      <style:header>
        <text:p text:style-name="Header">INM - <text:span text:style-name="MT1">Potentielle Neuordnung des Informationsmanagements<text:tab/></text:span><text:span text:style-name="MT1"><text:date style:data-style-name="N37" text:date-value="2015-05-13T12:07:20.99" text:fixed="true">13.05.15</text:date></text:span></text:p>
      </style:header>
      <style:footer>
        <text:p text:style-name="Footer">INM – SoSe 2015<text:tab/><text:tab/><text:page-number text:select-page="current">1</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2:07:22</meta:creation-date>
    <meta:editing-duration>P4DT9H25M12S</meta:editing-duration>
    <meta:editing-cycles>87</meta:editing-cycles>
    <meta:generator>OpenOffice/4.1.1$Unix OpenOffice.org_project/411m6$Build-9775</meta:generator>
    <meta:initial-creator>Leonhard Massloch</meta:initial-creator>
    <dc:date>2015-05-17T21:48:21</dc:date>
    <dc:creator>Leonhard Massloch</dc:creator>
    <meta:document-statistic meta:table-count="0" meta:image-count="0" meta:object-count="0" meta:page-count="8" meta:paragraph-count="115" meta:word-count="1865" meta:character-count="15943"/>
  </office:meta>
</office:document-meta>
</file>